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902cm" fo:min-width="3.952cm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2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0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cm" svg:height="4.6cm" svg:x="17.9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9cm" svg:height="1cm" svg:x="18.9cm" svg:y="9.2cm">
          <draw:text-box>
            <text:p>Worker0</text:p>
          </draw:text-box>
        </draw:frame>
        <draw:frame draw:style-name="gr3" draw:text-style-name="P4" draw:layer="layout" svg:width="4.6cm" svg:height="0.979cm" svg:x="18.1cm" svg:y="10.321cm">
          <draw:text-box>
            <text:p text:style-name="P3"><text:span text:style-name="T1">P1</text:span><text:span text:style-name="T1">、</text:span><text:span text:style-name="T1">P2</text:span><text:span text:style-name="T1">、</text:span><text:span text:style-name="T1">C1</text:span><text:span text:style-name="T1">、</text:span><text:span text:style-name="T1">C2</text:span></text:p>
          </draw:text-box>
        </draw:frame>
        <draw:frame draw:style-name="gr4" draw:text-style-name="P5" draw:layer="layout" svg:width="4.6cm" svg:height="0.725cm" svg:x="18.1cm" svg:y="11.621cm">
          <draw:text-box>
            <text:p text:style-name="P3"><text:span text:style-name="T1">UsedRes:56%</text:span></text:p>
          </draw:text-box>
        </draw:frame>
        <draw:custom-shape draw:style-name="gr1" draw:text-style-name="P1" draw:layer="layout" svg:width="4.9cm" svg:height="4.6cm" svg:x="12.4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9cm" svg:height="1cm" svg:x="13.4cm" svg:y="9.2cm">
          <draw:text-box>
            <text:p>Worker1</text:p>
          </draw:text-box>
        </draw:frame>
        <draw:frame draw:style-name="gr3" draw:text-style-name="P5" draw:layer="layout" svg:width="4.6cm" svg:height="0.979cm" svg:x="12.6cm" svg:y="10.321cm">
          <draw:text-box>
            <text:p text:style-name="P3"><text:span text:style-name="T1">C1</text:span><text:span text:style-name="T1">、</text:span><text:span text:style-name="T1">C2</text:span></text:p>
          </draw:text-box>
        </draw:frame>
        <draw:frame draw:style-name="gr4" draw:text-style-name="P5" draw:layer="layout" svg:width="4.6cm" svg:height="0.725cm" svg:x="12.6cm" svg:y="11.621cm">
          <draw:text-box>
            <text:p text:style-name="P3"><text:span text:style-name="T1">UsedRes:56%</text:span></text:p>
          </draw:text-box>
        </draw:frame>
        <draw:custom-shape draw:style-name="gr1" draw:text-style-name="P1" draw:layer="layout" svg:width="4.9cm" svg:height="4.6cm" svg:x="1.3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9cm" svg:height="1cm" svg:x="2.3cm" svg:y="9.2cm">
          <draw:text-box>
            <text:p>Worker2</text:p>
          </draw:text-box>
        </draw:frame>
        <draw:frame draw:style-name="gr3" draw:text-style-name="P5" draw:layer="layout" svg:width="4.6cm" svg:height="0.979cm" svg:x="1.5cm" svg:y="10.321cm">
          <draw:text-box>
            <text:p text:style-name="P3"><text:span text:style-name="T1">C2</text:span></text:p>
          </draw:text-box>
        </draw:frame>
        <draw:frame draw:style-name="gr4" draw:text-style-name="P5" draw:layer="layout" svg:width="4.6cm" svg:height="0.725cm" svg:x="1.5cm" svg:y="11.621cm">
          <draw:text-box>
            <text:p text:style-name="P3"><text:span text:style-name="T1">UsedRes:56%</text:span></text:p>
          </draw:text-box>
        </draw:frame>
        <draw:custom-shape draw:style-name="gr1" draw:text-style-name="P1" draw:layer="layout" svg:width="4.9cm" svg:height="4.6cm" svg:x="6.9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9cm" svg:height="1cm" svg:x="7.9cm" svg:y="9.2cm">
          <draw:text-box>
            <text:p>Worker3</text:p>
          </draw:text-box>
        </draw:frame>
        <draw:frame draw:style-name="gr3" draw:text-style-name="P5" draw:layer="layout" svg:width="4.6cm" svg:height="0.979cm" svg:x="7.1cm" svg:y="10.321cm">
          <draw:text-box>
            <text:p text:style-name="P3"><text:span text:style-name="T1">C2</text:span></text:p>
          </draw:text-box>
        </draw:frame>
        <draw:frame draw:style-name="gr4" draw:text-style-name="P5" draw:layer="layout" svg:width="4.6cm" svg:height="0.725cm" svg:x="7.1cm" svg:y="11.621cm">
          <draw:text-box>
            <text:p text:style-name="P3"><text:span text:style-name="T1">UsedRes:78%</text:span></text:p>
          </draw:text-box>
        </draw:frame>
        <draw:custom-shape draw:style-name="gr1" draw:text-style-name="P1" draw:layer="layout" svg:width="4.9cm" svg:height="4.6cm" svg:x="23.3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9cm" svg:height="1cm" svg:x="24.3cm" svg:y="9.2cm">
          <draw:text-box>
            <text:p>Worker4</text:p>
          </draw:text-box>
        </draw:frame>
        <draw:frame draw:style-name="gr3" draw:text-style-name="P5" draw:layer="layout" svg:width="4.6cm" svg:height="0.979cm" svg:x="23.5cm" svg:y="10.321cm">
          <draw:text-box>
            <text:p text:style-name="P6"><text:span text:style-name="T1">P1</text:span><text:span text:style-name="T1">、</text:span><text:span text:style-name="T1">P2</text:span><text:span text:style-name="T1">、</text:span><text:span text:style-name="T1">C1</text:span><text:span text:style-name="T1">、</text:span><text:span text:style-name="T1">C2</text:span></text:p>
          </draw:text-box>
        </draw:frame>
        <draw:frame draw:style-name="gr4" draw:text-style-name="P5" draw:layer="layout" svg:width="4.6cm" svg:height="0.725cm" svg:x="23.5cm" svg:y="11.621cm">
          <draw:text-box>
            <text:p text:style-name="P3"><text:span text:style-name="T1">UsedRes:67%</text:span></text:p>
          </draw:text-box>
        </draw:frame>
        <draw:frame draw:style-name="gr5" draw:text-style-name="P8" draw:layer="layout" svg:width="4.6cm" svg:height="1.3cm" svg:x="1.7cm" svg:y="4.2cm">
          <draw:text-box>
            <text:p text:style-name="P7"><text:span text:style-name="T2">acceptable</text:span></text:p>
          </draw:text-box>
        </draw:frame>
        <draw:frame draw:style-name="gr5" draw:text-style-name="P10" draw:layer="layout" svg:width="1.3cm" svg:height="1.3cm" svg:x="8.7cm" svg:y="7.2cm">
          <draw:text-box>
            <text:p text:style-name="P9"><text:span text:style-name="T3">1</text:span></text:p>
          </draw:text-box>
        </draw:frame>
        <draw:frame draw:style-name="gr5" draw:text-style-name="P10" draw:layer="layout" svg:width="1.3cm" svg:height="1.3cm" svg:x="14.2cm" svg:y="7.2cm">
          <draw:text-box>
            <text:p text:style-name="P9"><text:span text:style-name="T3">2</text:span></text:p>
          </draw:text-box>
        </draw:frame>
        <draw:frame draw:style-name="gr5" draw:text-style-name="P10" draw:layer="layout" svg:width="1.3cm" svg:height="1.3cm" svg:x="19.7cm" svg:y="7.2cm">
          <draw:text-box>
            <text:p text:style-name="P9"><text:span text:style-name="T3">3</text:span></text:p>
          </draw:text-box>
        </draw:frame>
        <draw:frame draw:style-name="gr5" draw:text-style-name="P10" draw:layer="layout" svg:width="1.3cm" svg:height="1.3cm" svg:x="25cm" svg:y="7.2cm">
          <draw:text-box>
            <text:p text:style-name="P9"><text:span text:style-name="T3">4</text:span></text:p>
          </draw:text-box>
        </draw:frame>
        <draw:frame draw:style-name="gr5" draw:text-style-name="P10" draw:layer="layout" svg:width="1.3cm" svg:height="1.3cm" svg:x="3cm" svg:y="7.2cm">
          <draw:text-box>
            <text:p text:style-name="P9"><text:span text:style-name="T3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5T20:17:54.236594468</meta:creation-date>
    <dc:date>2020-07-05T21:03:15.645679565</dc:date>
    <meta:editing-duration>PT1M7S</meta:editing-duration>
    <meta:editing-cycles>1</meta:editing-cycles>
    <meta:document-statistic meta:object-count="26"/>
    <meta:generator>LibreOffice/6.4.4.2$Linux_X86_64 LibreOffice_project/40$Build-2</meta:generator>
  </office:meta>
</office:document-meta>
</file>